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/>
    <style:font-face style:name="Draughts Utrecht" svg:font-family="'Draughts Utrecht'" style:font-pitch="fixed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Draughts Utrecht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raughts Utrecht" fo:font-size="20pt" fo:font-style="italic" fo:font-weight="bold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raughts Utrecht" fo:font-size="20pt" fo:font-style="normal" fo:font-weight="normal" style:font-size-asian="17.5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1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5"/>
      <text:p text:style-name="P4"><text:s/>g g g g g</text:p>
      <text:p text:style-name="P4">g g g g g</text:p>
      <text:p text:style-name="P4"><text:s/>g g g g g</text:p>
      <text:p text:style-name="P4">g g g g g</text:p>
      <text:p text:style-name="P5"><text:s/>Horizon</text:p>
      <text:p text:style-name="P4"><text:s/>h h h h h</text:p>
      <text:p text:style-name="P4">h h h h h</text:p>
      <text:p text:style-name="P4"><text:s/>h h h h h</text:p>
      <text:p text:style-name="P4">h h h h h</text:p>
      <text:p text:style-name="P3"><text:s text:c="3"/></text:p>
      <text:p text:style-name="P3"/>
      <text:p text:style-name="P3"><text:s text:c="4"/></text:p>
      <text:p text:style-name="P3"><text:s text:c="5"/></text:p>
      <text:p text:style-name="P3"><text:s text:c="6"/></text:p>
      <text:p text:style-name="P3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/>
    <style:font-face style:name="Draughts Utrecht" svg:font-family="'Draughts Utrecht'" style:font-pitch="fixed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an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Feike Boomstra</meta:initial-creator>
    <meta:creation-date>2009-06-08T21:23:42</meta:creation-date>
    <dc:creator>Feike Boomstra</dc:creator>
    <dc:date>2009-06-08T21:46:38</dc:date>
    <meta:editing-cycles>1</meta:editing-cycles>
    <meta:editing-duration>PT7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41" meta:character-count="109"/>
  </office:meta>
</office:document-meta>
</file>